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lef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i_5f_displayNote"><text:span text:style-name="tei_5f_inlineNote"/></text:p>
    </office:text>
  </office:body>
</office:document-content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2T18:49:39</dc:date>
    <meta:editing-duration>PT1M28S</meta:editing-duration>
    <meta:editing-cycles>7</meta:editing-cycles>
    <meta:generator>LibreOffice/3.5$MacOSX_x86 LibreOffice_project/165a79a-7059095-e13bb37-fef39a4-9503d18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